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24985" calcext:value-type="float">
            <text:p>2.3025</text:p>
          </table:table-cell>
          <table:table-cell office:value-type="float" office:value="2.44215475" calcext:value-type="float">
            <text:p>2.44215</text:p>
          </table:table-cell>
          <table:table-cell office:value-type="float" office:value="4.51278" calcext:value-type="float">
            <text:p>4.512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54" calcext:value-type="float">
            <text:p>2.24754</text:p>
          </table:table-cell>
          <table:table-cell office:value-type="float" office:value="2.35132125" calcext:value-type="float">
            <text:p>2.35132</text:p>
          </table:table-cell>
          <table:table-cell office:value-type="float" office:value="3.369174" calcext:value-type="float">
            <text:p>3.369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38283333333" calcext:value-type="float">
            <text:p>2.21138</text:p>
          </table:table-cell>
          <table:table-cell office:value-type="float" office:value="2.33187991666667" calcext:value-type="float">
            <text:p>2.33188</text:p>
          </table:table-cell>
          <table:table-cell office:value-type="float" office:value="3.54927" calcext:value-type="float">
            <text:p>3.549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7975" calcext:value-type="float">
            <text:p>2.2178</text:p>
          </table:table-cell>
          <table:table-cell office:value-type="float" office:value="2.32687583333333" calcext:value-type="float">
            <text:p>2.32688</text:p>
          </table:table-cell>
          <table:table-cell office:value-type="float" office:value="3.478552" calcext:value-type="float">
            <text:p>3.478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360958333333" calcext:value-type="float">
            <text:p>2.19361</text:p>
          </table:table-cell>
          <table:table-cell office:value-type="float" office:value="2.32512083333333" calcext:value-type="float">
            <text:p>2.32512</text:p>
          </table:table-cell>
          <table:table-cell office:value-type="float" office:value="3.148427" calcext:value-type="float">
            <text:p>3.148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832483333333" calcext:value-type="float">
            <text:p>2.25832</text:p>
          </table:table-cell>
          <table:table-cell office:value-type="float" office:value="2.32315358333333" calcext:value-type="float">
            <text:p>2.32315</text:p>
          </table:table-cell>
          <table:table-cell office:value-type="float" office:value="3.620336" calcext:value-type="float">
            <text:p>3.620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64341666667" calcext:value-type="float">
            <text:p>2.27864</text:p>
          </table:table-cell>
          <table:table-cell office:value-type="float" office:value="2.32019758333333" calcext:value-type="float">
            <text:p>2.3202</text:p>
          </table:table-cell>
          <table:table-cell office:value-type="float" office:value="3.796314" calcext:value-type="float">
            <text:p>3.796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29591666667" calcext:value-type="float">
            <text:p>2.2883</text:p>
          </table:table-cell>
          <table:table-cell office:value-type="float" office:value="2.420638" calcext:value-type="float">
            <text:p>2.42064</text:p>
          </table:table-cell>
          <table:table-cell office:value-type="float" office:value="4.527494" calcext:value-type="float">
            <text:p>4.527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141108333333" calcext:value-type="float">
            <text:p>2.16141</text:p>
          </table:table-cell>
          <table:table-cell office:value-type="float" office:value="2.2798165" calcext:value-type="float">
            <text:p>2.27982</text:p>
          </table:table-cell>
          <table:table-cell office:value-type="float" office:value="3.304051" calcext:value-type="float">
            <text:p>3.304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936666666667" calcext:value-type="float">
            <text:p>2.27937</text:p>
          </table:table-cell>
          <table:table-cell office:value-type="float" office:value="2.39733916666667" calcext:value-type="float">
            <text:p>2.39734</text:p>
          </table:table-cell>
          <table:table-cell office:value-type="float" office:value="4.041028" calcext:value-type="float">
            <text:p>4.041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35608333333" calcext:value-type="float">
            <text:p>2.16736</text:p>
          </table:table-cell>
          <table:table-cell office:value-type="float" office:value="2.27590691666667" calcext:value-type="float">
            <text:p>2.27591</text:p>
          </table:table-cell>
          <table:table-cell office:value-type="float" office:value="3.130605" calcext:value-type="float">
            <text:p>3.130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449583333333" calcext:value-type="float">
            <text:p>2.2745</text:p>
          </table:table-cell>
          <table:table-cell office:value-type="float" office:value="2.34081291666667" calcext:value-type="float">
            <text:p>2.34081</text:p>
          </table:table-cell>
          <table:table-cell office:value-type="float" office:value="4.07121" calcext:value-type="float">
            <text:p>4.071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331075" calcext:value-type="float">
            <text:p>2.27331</text:p>
          </table:table-cell>
          <table:table-cell office:value-type="float" office:value="2.36886116666667" calcext:value-type="float">
            <text:p>2.36886</text:p>
          </table:table-cell>
          <table:table-cell office:value-type="float" office:value="3.565727" calcext:value-type="float">
            <text:p>3.565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845658333333" calcext:value-type="float">
            <text:p>2.19846</text:p>
          </table:table-cell>
          <table:table-cell office:value-type="float" office:value="2.26815866666667" calcext:value-type="float">
            <text:p>2.26816</text:p>
          </table:table-cell>
          <table:table-cell office:value-type="float" office:value="3.35577" calcext:value-type="float">
            <text:p>3.355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71083333333" calcext:value-type="float">
            <text:p>2.26771</text:p>
          </table:table-cell>
          <table:table-cell office:value-type="float" office:value="2.43131208333333" calcext:value-type="float">
            <text:p>2.43131</text:p>
          </table:table-cell>
          <table:table-cell office:value-type="float" office:value="4.256813" calcext:value-type="float">
            <text:p>4.256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509041666667" calcext:value-type="float">
            <text:p>2.25509</text:p>
          </table:table-cell>
          <table:table-cell office:value-type="float" office:value="2.36959541666667" calcext:value-type="float">
            <text:p>2.3696</text:p>
          </table:table-cell>
          <table:table-cell office:value-type="float" office:value="4.23601" calcext:value-type="float">
            <text:p>4.236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451491666667" calcext:value-type="float">
            <text:p>2.25451</text:p>
          </table:table-cell>
          <table:table-cell office:value-type="float" office:value="2.31914616666667" calcext:value-type="float">
            <text:p>2.31915</text:p>
          </table:table-cell>
          <table:table-cell office:value-type="float" office:value="3.52" calcext:value-type="float">
            <text:p>3.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3985" calcext:value-type="float">
            <text:p>2.2504</text:p>
          </table:table-cell>
          <table:table-cell office:value-type="float" office:value="2.3404135" calcext:value-type="float">
            <text:p>2.34041</text:p>
          </table:table-cell>
          <table:table-cell office:value-type="float" office:value="3.674307" calcext:value-type="float">
            <text:p>3.674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94808333333" calcext:value-type="float">
            <text:p>2.24595</text:p>
          </table:table-cell>
          <table:table-cell office:value-type="float" office:value="2.39754766666667" calcext:value-type="float">
            <text:p>2.39755</text:p>
          </table:table-cell>
          <table:table-cell office:value-type="float" office:value="3.859377" calcext:value-type="float">
            <text:p>3.859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85508333333" calcext:value-type="float">
            <text:p>2.24386</text:p>
          </table:table-cell>
          <table:table-cell office:value-type="float" office:value="2.37886508333333" calcext:value-type="float">
            <text:p>2.37887</text:p>
          </table:table-cell>
          <table:table-cell office:value-type="float" office:value="3.93815" calcext:value-type="float">
            <text:p>3.938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38758333333" calcext:value-type="float">
            <text:p>2.24039</text:p>
          </table:table-cell>
          <table:table-cell office:value-type="float" office:value="2.33763466666667" calcext:value-type="float">
            <text:p>2.33763</text:p>
          </table:table-cell>
          <table:table-cell office:value-type="float" office:value="3.630639" calcext:value-type="float">
            <text:p>3.630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62308333333" calcext:value-type="float">
            <text:p>2.23562</text:p>
          </table:table-cell>
          <table:table-cell office:value-type="float" office:value="2.36855558333333" calcext:value-type="float">
            <text:p>2.36856</text:p>
          </table:table-cell>
          <table:table-cell office:value-type="float" office:value="4.018031" calcext:value-type="float">
            <text:p>4.018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586" calcext:value-type="float">
            <text:p>2.22859</text:p>
          </table:table-cell>
          <table:table-cell office:value-type="float" office:value="2.36433308333333" calcext:value-type="float">
            <text:p>2.36433</text:p>
          </table:table-cell>
          <table:table-cell office:value-type="float" office:value="3.789256" calcext:value-type="float">
            <text:p>3.789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48466666667" calcext:value-type="float">
            <text:p>2.22448</text:p>
          </table:table-cell>
          <table:table-cell office:value-type="float" office:value="2.21935591666667" calcext:value-type="float">
            <text:p>2.21936</text:p>
          </table:table-cell>
          <table:table-cell office:value-type="float" office:value="3.280036" calcext:value-type="float">
            <text:p>3.280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90335" calcext:value-type="float">
            <text:p>2.21903</text:p>
          </table:table-cell>
          <table:table-cell office:value-type="float" office:value="2.40136433333333" calcext:value-type="float">
            <text:p>2.40136</text:p>
          </table:table-cell>
          <table:table-cell office:value-type="float" office:value="3.486472" calcext:value-type="float">
            <text:p>3.486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398808333333" calcext:value-type="float">
            <text:p>2.15399</text:p>
          </table:table-cell>
          <table:table-cell office:value-type="float" office:value="2.21601641666667" calcext:value-type="float">
            <text:p>2.21602</text:p>
          </table:table-cell>
          <table:table-cell office:value-type="float" office:value="3.56964" calcext:value-type="float">
            <text:p>3.569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499291666667" calcext:value-type="float">
            <text:p>2.21499</text:p>
          </table:table-cell>
          <table:table-cell office:value-type="float" office:value="2.390195" calcext:value-type="float">
            <text:p>2.3902</text:p>
          </table:table-cell>
          <table:table-cell office:value-type="float" office:value="3.692837" calcext:value-type="float">
            <text:p>3.692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95275" calcext:value-type="float">
            <text:p>2.21195</text:p>
          </table:table-cell>
          <table:table-cell office:value-type="float" office:value="2.46011441666667" calcext:value-type="float">
            <text:p>2.46011</text:p>
          </table:table-cell>
          <table:table-cell office:value-type="float" office:value="3.871376" calcext:value-type="float">
            <text:p>3.871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185858333333" calcext:value-type="float">
            <text:p>2.21186</text:p>
          </table:table-cell>
          <table:table-cell office:value-type="float" office:value="2.22726775" calcext:value-type="float">
            <text:p>2.22727</text:p>
          </table:table-cell>
          <table:table-cell office:value-type="float" office:value="3.521695" calcext:value-type="float">
            <text:p>3.52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121358333333" calcext:value-type="float">
            <text:p>2.19121</text:p>
          </table:table-cell>
          <table:table-cell office:value-type="float" office:value="2.21059441666667" calcext:value-type="float">
            <text:p>2.21059</text:p>
          </table:table-cell>
          <table:table-cell office:value-type="float" office:value="3.036699" calcext:value-type="float">
            <text:p>3.03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9598" calcext:value-type="float">
            <text:p>2.2096</text:p>
          </table:table-cell>
          <table:table-cell office:value-type="float" office:value="2.27270966666667" calcext:value-type="float">
            <text:p>2.27271</text:p>
          </table:table-cell>
          <table:table-cell office:value-type="float" office:value="3.465527" calcext:value-type="float">
            <text:p>3.465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2615" calcext:value-type="float">
            <text:p>2.20726</text:p>
          </table:table-cell>
          <table:table-cell office:value-type="float" office:value="2.31684816666667" calcext:value-type="float">
            <text:p>2.31685</text:p>
          </table:table-cell>
          <table:table-cell office:value-type="float" office:value="3.278669" calcext:value-type="float">
            <text:p>3.278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468983333333" calcext:value-type="float">
            <text:p>2.20469</text:p>
          </table:table-cell>
          <table:table-cell office:value-type="float" office:value="2.16450066666667" calcext:value-type="float">
            <text:p>2.1645</text:p>
          </table:table-cell>
          <table:table-cell office:value-type="float" office:value="3.342444" calcext:value-type="float">
            <text:p>3.342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462558333333" calcext:value-type="float">
            <text:p>2.20463</text:p>
          </table:table-cell>
          <table:table-cell office:value-type="float" office:value="2.35001808333333" calcext:value-type="float">
            <text:p>2.35002</text:p>
          </table:table-cell>
          <table:table-cell office:value-type="float" office:value="3.604724" calcext:value-type="float">
            <text:p>3.604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24658333333" calcext:value-type="float">
            <text:p>2.20325</text:p>
          </table:table-cell>
          <table:table-cell office:value-type="float" office:value="2.32214533333333" calcext:value-type="float">
            <text:p>2.32215</text:p>
          </table:table-cell>
          <table:table-cell office:value-type="float" office:value="3.331688" calcext:value-type="float">
            <text:p>3.331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03005" calcext:value-type="float">
            <text:p>2.2003</text:p>
          </table:table-cell>
          <table:table-cell office:value-type="float" office:value="2.382718" calcext:value-type="float">
            <text:p>2.38272</text:p>
          </table:table-cell>
          <table:table-cell office:value-type="float" office:value="3.330597" calcext:value-type="float">
            <text:p>3.33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949358333333" calcext:value-type="float">
            <text:p>2.19949</text:p>
          </table:table-cell>
          <table:table-cell office:value-type="float" office:value="2.29531983333333" calcext:value-type="float">
            <text:p>2.29532</text:p>
          </table:table-cell>
          <table:table-cell office:value-type="float" office:value="3.36989" calcext:value-type="float">
            <text:p>3.369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865925" calcext:value-type="float">
            <text:p>2.19866</text:p>
          </table:table-cell>
          <table:table-cell office:value-type="float" office:value="2.20186008333333" calcext:value-type="float">
            <text:p>2.20186</text:p>
          </table:table-cell>
          <table:table-cell office:value-type="float" office:value="2.971795" calcext:value-type="float">
            <text:p>2.97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666391666667" calcext:value-type="float">
            <text:p>2.19666</text:p>
          </table:table-cell>
          <table:table-cell office:value-type="float" office:value="2.16369766666667" calcext:value-type="float">
            <text:p>2.1637</text:p>
          </table:table-cell>
          <table:table-cell office:value-type="float" office:value="3.213058" calcext:value-type="float">
            <text:p>3.213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60075" calcext:value-type="float">
            <text:p>2.1946</text:p>
          </table:table-cell>
          <table:table-cell office:value-type="float" office:value="2.27888033333333" calcext:value-type="float">
            <text:p>2.27888</text:p>
          </table:table-cell>
          <table:table-cell office:value-type="float" office:value="3.401602" calcext:value-type="float">
            <text:p>3.40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9229366666667" calcext:value-type="float">
            <text:p>2.19229</text:p>
          </table:table-cell>
          <table:table-cell office:value-type="float" office:value="2.28972783333333" calcext:value-type="float">
            <text:p>2.28973</text:p>
          </table:table-cell>
          <table:table-cell office:value-type="float" office:value="3.275184" calcext:value-type="float">
            <text:p>3.275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18294966666667" calcext:value-type="float">
            <text:p>2.18295</text:p>
          </table:table-cell>
          <table:table-cell office:value-type="float" office:value="2.26167091666667" calcext:value-type="float">
            <text:p>2.26167</text:p>
          </table:table-cell>
          <table:table-cell office:value-type="float" office:value="3.241741" calcext:value-type="float">
            <text:p>3.241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237358333333" calcext:value-type="float">
            <text:p>2.18237</text:p>
          </table:table-cell>
          <table:table-cell office:value-type="float" office:value="2.22882316666667" calcext:value-type="float">
            <text:p>2.22882</text:p>
          </table:table-cell>
          <table:table-cell office:value-type="float" office:value="2.919636" calcext:value-type="float">
            <text:p>2.919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047033333333" calcext:value-type="float">
            <text:p>2.18047</text:p>
          </table:table-cell>
          <table:table-cell office:value-type="float" office:value="2.285097" calcext:value-type="float">
            <text:p>2.2851</text:p>
          </table:table-cell>
          <table:table-cell office:value-type="float" office:value="3.759073" calcext:value-type="float">
            <text:p>3.759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74258333333" calcext:value-type="float">
            <text:p>2.17974</text:p>
          </table:table-cell>
          <table:table-cell office:value-type="float" office:value="2.27285841666667" calcext:value-type="float">
            <text:p>2.27286</text:p>
          </table:table-cell>
          <table:table-cell office:value-type="float" office:value="3.430842" calcext:value-type="float">
            <text:p>3.430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824625" calcext:value-type="float">
            <text:p>2.17825</text:p>
          </table:table-cell>
          <table:table-cell office:value-type="float" office:value="2.28169833333333" calcext:value-type="float">
            <text:p>2.2817</text:p>
          </table:table-cell>
          <table:table-cell office:value-type="float" office:value="3.356911" calcext:value-type="float">
            <text:p>3.356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8005" calcext:value-type="float">
            <text:p>2.17801</text:p>
          </table:table-cell>
          <table:table-cell office:value-type="float" office:value="2.29016125" calcext:value-type="float">
            <text:p>2.29016</text:p>
          </table:table-cell>
          <table:table-cell office:value-type="float" office:value="3.488475" calcext:value-type="float">
            <text:p>3.488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697141666667" calcext:value-type="float">
            <text:p>2.17697</text:p>
          </table:table-cell>
          <table:table-cell office:value-type="float" office:value="2.2214685" calcext:value-type="float">
            <text:p>2.22147</text:p>
          </table:table-cell>
          <table:table-cell office:value-type="float" office:value="2.629211" calcext:value-type="float">
            <text:p>2.629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5974" calcext:value-type="float">
            <text:p>2.17597</text:p>
          </table:table-cell>
          <table:table-cell office:value-type="float" office:value="2.24251525" calcext:value-type="float">
            <text:p>2.24252</text:p>
          </table:table-cell>
          <table:table-cell office:value-type="float" office:value="3.379092" calcext:value-type="float">
            <text:p>3.379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590508333333" calcext:value-type="float">
            <text:p>2.17591</text:p>
          </table:table-cell>
          <table:table-cell office:value-type="float" office:value="2.17852383333333" calcext:value-type="float">
            <text:p>2.17852</text:p>
          </table:table-cell>
          <table:table-cell office:value-type="float" office:value="3.047363" calcext:value-type="float">
            <text:p>3.047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82208333333" calcext:value-type="float">
            <text:p>2.17582</text:p>
          </table:table-cell>
          <table:table-cell office:value-type="float" office:value="2.3982675" calcext:value-type="float">
            <text:p>2.39827</text:p>
          </table:table-cell>
          <table:table-cell office:value-type="float" office:value="3.207547" calcext:value-type="float">
            <text:p>3.207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2426" calcext:value-type="float">
            <text:p>2.17243</text:p>
          </table:table-cell>
          <table:table-cell office:value-type="float" office:value="2.25267516666667" calcext:value-type="float">
            <text:p>2.25268</text:p>
          </table:table-cell>
          <table:table-cell office:value-type="float" office:value="2.918135" calcext:value-type="float">
            <text:p>2.918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131908333333" calcext:value-type="float">
            <text:p>2.17132</text:p>
          </table:table-cell>
          <table:table-cell office:value-type="float" office:value="2.35707283333333" calcext:value-type="float">
            <text:p>2.35707</text:p>
          </table:table-cell>
          <table:table-cell office:value-type="float" office:value="3.752315" calcext:value-type="float">
            <text:p>3.752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097835" calcext:value-type="float">
            <text:p>2.10978</text:p>
          </table:table-cell>
          <table:table-cell office:value-type="float" office:value="2.16740433333333" calcext:value-type="float">
            <text:p>2.1674</text:p>
          </table:table-cell>
          <table:table-cell office:value-type="float" office:value="2.745361" calcext:value-type="float">
            <text:p>2.745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33841666667" calcext:value-type="float">
            <text:p>2.16734</text:p>
          </table:table-cell>
          <table:table-cell office:value-type="float" office:value="2.242608" calcext:value-type="float">
            <text:p>2.24261</text:p>
          </table:table-cell>
          <table:table-cell office:value-type="float" office:value="3.043484" calcext:value-type="float">
            <text:p>3.043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251975" calcext:value-type="float">
            <text:p>2.16252</text:p>
          </table:table-cell>
          <table:table-cell office:value-type="float" office:value="2.21901016666667" calcext:value-type="float">
            <text:p>2.21901</text:p>
          </table:table-cell>
          <table:table-cell office:value-type="float" office:value="3.62486" calcext:value-type="float">
            <text:p>3.624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9179" calcext:value-type="float">
            <text:p>2.15918</text:p>
          </table:table-cell>
          <table:table-cell office:value-type="float" office:value="2.14605025" calcext:value-type="float">
            <text:p>2.14605</text:p>
          </table:table-cell>
          <table:table-cell office:value-type="float" office:value="2.436807" calcext:value-type="float">
            <text:p>2.436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528008333333" calcext:value-type="float">
            <text:p>2.15528</text:p>
          </table:table-cell>
          <table:table-cell office:value-type="float" office:value="2.20885341666667" calcext:value-type="float">
            <text:p>2.20885</text:p>
          </table:table-cell>
          <table:table-cell office:value-type="float" office:value="3.079647" calcext:value-type="float">
            <text:p>3.079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280183333333" calcext:value-type="float">
            <text:p>2.1728</text:p>
          </table:table-cell>
          <table:table-cell office:value-type="float" office:value="2.154691" calcext:value-type="float">
            <text:p>2.15469</text:p>
          </table:table-cell>
          <table:table-cell office:value-type="float" office:value="2.656447" calcext:value-type="float">
            <text:p>2.656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003516666667" calcext:value-type="float">
            <text:p>2.11004</text:p>
          </table:table-cell>
          <table:table-cell office:value-type="float" office:value="2.24995933333333" calcext:value-type="float">
            <text:p>2.24996</text:p>
          </table:table-cell>
          <table:table-cell office:value-type="float" office:value="2.878341" calcext:value-type="float">
            <text:p>2.878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0" calcext:value-type="float">
            <text:p>0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5" calcext:value-type="float">
            <text:p>5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5" calcext:value-type="float">
            <text:p>5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0" calcext:value-type="float">
            <text:p>0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0:10:49.526781755</dc:date>
    <meta:document-statistic meta:table-count="1" meta:cell-count="4638" meta:object-count="0"/>
    <meta:generator>LibreOffice/4.2.8.2$Linux_X86_64 LibreOffice_project/420m0$Build-2</meta:generator>
  </office:meta>
</office:document-meta>
</file>